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oductActivity-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oductActivity">
            <text:p>ProductActivity</text:p>
          </table:table-cell>
          <table:table-cell table:style-name="ce8" office:value-type="string" office:string-value="Product Activity. Details">
            <text:p>Product Activity. Details</text:p>
          </table:table-cell>
          <table:table-cell table:style-name="ce8" office:value-type="string" office:string-value=""/>
          <table:table-cell table:style-name="ce8" office:value-type="string" office:string-value="Product Activity">
            <text:p>Product Activit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porting the movement of goods at specified retail locations for inventory tracking purposes.">
            <text:p>A document reporting the movement of goods at specified retail locations for inventory tracking purpos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oduct Activity. UBL Version Identifier. Identifier">
            <text:p>Product Activity. UBL Vers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oduct Activity. Customization Identifier. Identifier">
            <text:p>Product Activity. Customiza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oduct Activity. Profile Identifier. Identifier">
            <text:p>Product Activity. Profile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oduct Activity. Profile Execution Identifier. Identifier">
            <text:p>Product Activity. Profile Execu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oduct Activity. Identifier">
            <text:p>Product Activity.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roduct Acvtivity Number">
            <text:p>Product Acvtivity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oduct Activity. Copy_ Indicator. Indicator">
            <text:p>Product Activity. Copy_ Indicator. Indicator</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oduct Activity. UUID. Identifier">
            <text:p>Product Activity. UUID.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Product Activity. Issue Date. Date">
            <text:p>Product Activity. Issue Date. Dat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Activity Date">
            <text:p>Activity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Product Activity. Issue Time. Time">
            <text:p>Product Activity. Issue Time. Tim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Product Activity. Note. Text">
            <text:p>Product Activity. Note. Text</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Product Activity. Document_ Currency Code. Code">
            <text:p>Product Activity. Document_ Currency Code. Code</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10" office:value-type="string" office:string-value="Product Activity. Activity_ Period. Period">
            <text:p>Product Activity. Activity_ Period. Period</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Activity">
            <text:p>Activ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covered by this Product Activity report.">
            <text:p>The period covered by this Product Activity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oduct Activity. Document Reference">
            <text:p>Product Activity. Document Referenc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oduct Activity. Signature">
            <text:p>Product Activity. Signatur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Product Activity. Sender_ Party. Party">
            <text:p>Product Activity. Send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of the Product Activity.">
            <text:p>The send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Product Activity. Receiver_ Party. Party">
            <text:p>Product Activity. Receiv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of the Product Activity.">
            <text:p>The receiv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10" office:value-type="string" office:string-value="Product Activity. Supply Chain_ Activity Data Line. Activity Data Line">
            <text:p>Product Activity. Supply Chain_ Activity Data Line. Activity Data Lin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upply Chain">
            <text:p>Supply Chain</text:p>
          </table:table-cell>
          <table:table-cell table:style-name="ce10" office:value-type="string" office:string-value=""/>
          <table:table-cell table:style-name="ce10" office:value-type="string" office:string-value=""/>
          <table:table-cell table:style-name="ce10" table:formula="of:=[.M19]" office:value-type="string" office:string-value="Activity Data Line">
            <text:p>Activity Data Line</text:p>
          </table:table-cell>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the movement of goods to a specific location.">
            <text:p>A line describing the movement of goods to a specific lo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